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8000000A6A35D6D546970BF7D2.jpg" manifest:media-type="image/jpeg"/>
  <manifest:file-entry manifest:full-path="Pictures/1000000000000C8000000A6A9594C7F4F267626E.jpg" manifest:media-type="image/jpeg"/>
  <manifest:file-entry manifest:full-path="Pictures/100000000000190000000A6A9D71CDDC54BBCAE3.jpg" manifest:media-type="image/jpeg"/>
  <manifest:file-entry manifest:full-path="Pictures/1000000000000C8000000A6ABC124B47C7815F7B.jpg" manifest:media-type="image/jpeg"/>
  <manifest:file-entry manifest:full-path="Pictures/1000000000000C8000000A6A825C28FBE899B764.jpg" manifest:media-type="image/jpeg"/>
  <manifest:file-entry manifest:full-path="Pictures/1000000000000C8000000A6A05176F6D182D947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.02cm" draw:marker-start-width="0.23cm" draw:marker-end-width="0.2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0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61cm, 38.07cm, 49.421cm, 16.91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72cm" svg:height="5.57cm" svg:x="6.628cm" svg:y="0.03cm">
          <draw:image xlink:href="Pictures/100000000000190000000A6A9D71CDDC54BBCAE3.jpg" xlink:type="simple" xlink:show="embed" xlink:actuate="onLoad">
            <text:p/>
          </draw:image>
        </draw:frame>
        <draw:frame draw:style-name="gr2" draw:text-style-name="P1" draw:layer="layout" svg:width="6.615cm" svg:height="5.511cm" svg:x="6.585cm" svg:y="6cm">
          <draw:image xlink:href="Pictures/1000000000000C8000000A6A825C28FBE899B764.jpg" xlink:type="simple" xlink:show="embed" xlink:actuate="onLoad">
            <text:p/>
          </draw:image>
        </draw:frame>
        <draw:frame draw:style-name="gr1" draw:text-style-name="P1" draw:layer="layout" svg:width="6.594cm" svg:height="5.494cm" svg:x="13.4cm" svg:y="6cm">
          <draw:image xlink:href="Pictures/1000000000000C8000000A6ABC124B47C7815F7B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0.112cm">
          <draw:image xlink:href="Pictures/1000000000000C8000000A6A05176F6D182D9472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6cm">
          <draw:image xlink:href="Pictures/1000000000000C8000000A6A9594C7F4F267626E.jpg" xlink:type="simple" xlink:show="embed" xlink:actuate="onLoad">
            <text:p/>
          </draw:image>
        </draw:frame>
        <draw:line draw:style-name="gr3" draw:text-style-name="P1" draw:layer="layout" svg:x1="6.7cm" svg:y1="0cm" svg:x2="6.7cm" svg:y2="11.5cm">
          <text:p/>
        </draw:line>
        <draw:frame draw:style-name="gr4" draw:text-style-name="P2" draw:layer="layout" svg:width="0.807cm" svg:height="0.729cm" svg:x="13.2cm" svg:y="0.171cm">
          <draw:text-box>
            <text:p><text:span text:style-name="T1">B</text:span></text:p>
          </draw:text-box>
        </draw:frame>
        <draw:frame draw:style-name="gr4" draw:text-style-name="P2" draw:layer="layout" svg:width="0.807cm" svg:height="0.729cm" svg:x="0.093cm" svg:y="0.1cm">
          <draw:text-box>
            <text:p><text:span text:style-name="T1">A</text:span></text:p>
          </draw:text-box>
        </draw:frame>
        <draw:frame draw:style-name="gr4" draw:text-style-name="P2" draw:layer="layout" svg:width="0.807cm" svg:height="0.729cm" svg:x="13.2cm" svg:y="5.6cm">
          <draw:text-box>
            <text:p><text:span text:style-name="T1">C</text:span></text:p>
          </draw:text-box>
        </draw:frame>
        <draw:frame draw:style-name="gr5" draw:text-style-name="P1" draw:layer="layout" svg:width="2.37cm" svg:height="1.119cm" svg:x="0.33cm" svg:y="4.981cm">
          <draw:image xlink:href="Pictures/1000000000000C8000000A6A35D6D546970BF7D2.jpg" xlink:type="simple" xlink:show="embed" xlink:actuate="onLoad">
            <text:p/>
          </draw:image>
        </draw:frame>
        <draw:frame draw:style-name="gr6" draw:text-style-name="P3" draw:layer="layout" svg:width="2.513cm" svg:height="0.649cm" svg:x="9.5cm" svg:y="5.751cm">
          <draw:text-box>
            <text:p><text:span text:style-name="T2">STR INDELs</text:span></text:p>
          </draw:text-box>
        </draw:frame>
        <draw:frame draw:style-name="gr7" draw:text-style-name="P3" draw:layer="layout" svg:width="3.275cm" svg:height="0.649cm" svg:x="16cm" svg:y="5.751cm">
          <draw:text-box>
            <text:p><text:span text:style-name="T2">Non-STR INDELs</text:span></text:p>
          </draw:text-box>
        </draw:frame>
        <draw:line draw:style-name="gr3" draw:text-style-name="P1" draw:layer="layout" svg:x1="20cm" svg:y1="5.5cm" svg:x2="6.7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0:26:45.230799297</meta:creation-date>
    <dc:date>2016-03-15T22:03:59.058939212</dc:date>
    <meta:editing-duration>PT11H10M18S</meta:editing-duration>
    <meta:editing-cycles>10</meta:editing-cycles>
    <meta:generator>LibreOffice/5.0.5.2$Linux_X86_64 LibreOffice_project/00m0$Build-2</meta:generator>
    <meta:document-statistic meta:object-count="13"/>
  </office:meta>
</office:document-meta>
</file>